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ElementVarType.newInstance(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ElementVarType.OElementVarType( OProcess owner , QName 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